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24cm" fo:min-width="5.5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24cm" fo:min-width="6.1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24cm" fo:min-width="6.30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horizontal-align="center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47cm" svg:height="2.974cm" svg:x="9.504cm" svg:y="2.2cm">
          <text:p text:style-name="P1">Station 1 (5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7cm" svg:height="2.974cm" svg:x="9.655cm" svg:y="16.326cm">
          <text:p text:style-name="P1">Station 2 (50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52cm" svg:height="2.974cm" svg:x="21.448cm" svg:y="8.891cm">
          <text:p text:style-name="P1">Station 3 (100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04cm" svg:height="2.974cm" svg:x="2.7cm" svg:y="8.891cm">
          <text:p text:style-name="P1">Demand (100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631cm" svg:y1="8.891cm" svg:x2="9.504cm" svg:y2="5.174cm">
          <text:p text:style-name="P2">5</text:p>
        </draw:line>
        <draw:line draw:style-name="gr5" draw:text-style-name="P3" draw:layer="layout" svg:x1="6.631cm" svg:y1="11.865cm" svg:x2="9.806cm" svg:y2="16.326cm">
          <text:p text:style-name="P2">5</text:p>
        </draw:line>
        <draw:line draw:style-name="gr5" draw:text-style-name="P4" draw:layer="layout" svg:x1="9.6cm" svg:y1="10.5cm" svg:x2="21.4cm" svg:y2="10.5cm">
          <text:p text:style-name="P2">20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2:37:02.815598353</meta:creation-date>
    <dc:date>2022-04-30T13:07:37.969156474</dc:date>
    <meta:editing-duration>PT2M48S</meta:editing-duration>
    <meta:editing-cycles>2</meta:editing-cycles>
    <meta:generator>LibreOffice/6.4.7.2$Linux_X86_64 LibreOffice_project/40$Build-2</meta:generator>
    <meta:document-statistic meta:object-count="7"/>
  </office:meta>
</office:document-meta>
</file>